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92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8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1eed6b" officeooo:paragraph-rsid="00825d4c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a142b3" officeooo:paragraph-rsid="00a142b3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a142b3" officeooo:paragraph-rsid="00a142b3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a3cc80" officeooo:paragraph-rsid="00bfe633" fo:background-color="transparen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bfe633" officeooo:paragraph-rsid="00bfe633" fo:background-color="transparen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c7c497" officeooo:paragraph-rsid="00c7c497" fo:background-color="transparent" style:font-size-asian="10pt" style:font-size-complex="10pt"/>
    </style:style>
    <style:style style:name="P7" style:family="paragraph" style:parent-style-name="Standard">
      <style:text-properties style:use-window-font-color="true" officeooo:rsid="00154e10" officeooo:paragraph-rsid="006d2296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a06570" officeooo:paragraph-rsid="00a06570" fo:background-color="transparent" style:font-size-asian="10pt" style:font-style-asian="normal" style:font-weight-asian="normal" style:font-size-complex="10pt" style:font-weight-complex="normal" style:text-emphasize="none"/>
    </style:style>
    <style:style style:name="P9" style:family="paragraph" style:parent-style-name="Standard">
      <style:text-properties style:use-window-font-color="true" style:font-name="Liberation Serif1" fo:font-weight="normal" officeooo:rsid="007e73ab" officeooo:paragraph-rsid="008c10c5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fo:font-weight="normal" officeooo:rsid="00ce8e36" officeooo:paragraph-rsid="00ce8e36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0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1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4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25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26" style:family="paragraph" style:parent-style-name="Table_20_Contents">
      <style:text-properties style:font-name="Arial1" fo:font-size="10pt" officeooo:rsid="0092cec8" officeooo:paragraph-rsid="0092cec8" fo:background-color="transparent" style:font-size-asian="10pt" style:font-size-complex="10pt"/>
    </style:style>
    <style:style style:name="P27" style:family="paragraph" style:parent-style-name="Table_20_Contents">
      <style:text-properties style:font-name="Arial1" fo:font-size="10pt" officeooo:rsid="00a06570" officeooo:paragraph-rsid="00a06570" fo:background-color="transparent" style:font-size-asian="10pt" style:font-size-complex="10pt"/>
    </style:style>
    <style:style style:name="P28" style:family="paragraph" style:parent-style-name="Table_20_Contents">
      <style:text-properties style:font-name="Arial1" fo:font-size="10pt" officeooo:rsid="00bc065b" officeooo:paragraph-rsid="00bc065b" fo:background-color="transparent" style:font-size-asian="10pt" style:font-size-complex="10pt"/>
    </style:style>
    <style:style style:name="P29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0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1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2" style:family="paragraph" style:parent-style-name="Standard">
      <style:paragraph-properties fo:break-before="page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Arial1" fo:font-size="10pt" officeooo:rsid="00087c3c" officeooo:paragraph-rsid="00dcab01" fo:background-color="transparent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0dfa798" officeooo:paragraph-rsid="00bfe633" fo:background-color="transparent" style:font-name-asian="Arial2" style:font-size-asian="10pt" style:font-name-complex="Arial2" style:font-size-complex="10pt"/>
    </style:style>
    <style:style style:name="P36" style:family="paragraph" style:parent-style-name="Standard">
      <style:text-properties style:use-window-font-color="true" style:font-name="Arial1" fo:font-size="10pt" fo:font-weight="normal" officeooo:rsid="00a142b3" officeooo:paragraph-rsid="00e0722c" fo:background-color="transparent" style:font-size-asian="10pt" style:font-weight-asian="normal" style:font-size-complex="10pt" style:font-weight-complex="normal"/>
    </style:style>
    <style:style style:name="P37" style:family="paragraph" style:parent-style-name="Standard" style:master-page-name="Landscape">
      <style:paragraph-properties fo:text-align="center" style:justify-single-word="false" style:page-number="auto"/>
      <style:text-properties style:font-name="Arial1" fo:font-size="10pt" fo:font-weight="normal" officeooo:rsid="00ce8e36" officeooo:paragraph-rsid="00ce8e36" style:font-size-asian="10pt" style:font-weight-asian="normal" style:font-size-complex="10pt" style:font-weight-complex="normal"/>
    </style:style>
    <style:style style:name="P38" style:family="paragraph">
      <loext:graphic-properties draw:fill="solid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ca86" style:font-weight-asian="normal" style:font-weight-complex="normal"/>
    </style:style>
    <style:style style:name="T4" style:family="text">
      <style:text-properties fo:font-weight="normal" officeooo:rsid="00a06570" style:font-weight-asian="normal" style:font-weight-complex="normal"/>
    </style:style>
    <style:style style:name="T5" style:family="text">
      <style:text-properties fo:font-weight="normal" officeooo:rsid="00dcab01" style:font-weight-asian="normal" style:font-weight-complex="normal"/>
    </style:style>
    <style:style style:name="T6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7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8" style:family="text">
      <style:text-properties style:use-window-font-color="true" officeooo:rsid="00d31463" fo:background-color="transparent" loext:char-shading-value="0"/>
    </style:style>
    <style:style style:name="T9" style:family="text">
      <style:text-properties style:font-name="Arial2"/>
    </style:style>
    <style:style style:name="T10" style:family="text">
      <style:text-properties officeooo:rsid="0084e411"/>
    </style:style>
    <style:style style:name="T11" style:family="text">
      <style:text-properties officeooo:rsid="000c6bcc"/>
    </style:style>
    <style:style style:name="T12" style:family="text">
      <style:text-properties officeooo:rsid="0007ca86"/>
    </style:style>
    <style:style style:name="T13" style:family="text">
      <style:text-properties officeooo:rsid="000d80b4"/>
    </style:style>
    <style:style style:name="T14" style:family="text">
      <style:text-properties officeooo:rsid="0092148e"/>
    </style:style>
    <style:style style:name="T15" style:family="text">
      <style:text-properties officeooo:rsid="00bc065b"/>
    </style:style>
    <style:style style:name="T16" style:family="text">
      <style:text-properties officeooo:rsid="00be1f6a"/>
    </style:style>
    <style:style style:name="T17" style:family="text">
      <style:text-properties officeooo:rsid="00bfe633"/>
    </style:style>
    <style:style style:name="T18" style:family="text">
      <style:text-properties officeooo:rsid="00c1cd2b"/>
    </style:style>
    <style:style style:name="T19" style:family="text">
      <style:text-properties officeooo:rsid="00c27263"/>
    </style:style>
    <style:style style:name="T20" style:family="text">
      <style:text-properties officeooo:rsid="00c8e7f4"/>
    </style:style>
    <style:style style:name="T21" style:family="text">
      <style:text-properties officeooo:rsid="00ca9eac"/>
    </style:style>
    <style:style style:name="T22" style:family="text">
      <style:text-properties officeooo:rsid="00cadd7f"/>
    </style:style>
    <style:style style:name="T23" style:family="text">
      <style:text-properties officeooo:rsid="00cc19ce"/>
    </style:style>
    <style:style style:name="T24" style:family="text">
      <style:text-properties officeooo:rsid="00d2343a"/>
    </style:style>
    <style:style style:name="T25" style:family="text">
      <style:text-properties officeooo:rsid="00d5e1fd"/>
    </style:style>
    <style:style style:name="T26" style:family="text">
      <style:text-properties officeooo:rsid="00d824cc"/>
    </style:style>
    <style:style style:name="T27" style:family="text">
      <style:text-properties officeooo:rsid="00dcab01"/>
    </style:style>
    <style:style style:name="T28" style:family="text">
      <style:text-properties officeooo:rsid="00e0722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10.795cm" fo:min-width="17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T P<text:span text:style-name="T14">acman</text:span></text:p>
      <text:p text:style-name="P12"/>
      <text:p text:style-name="P12"/>
      <text:p text:style-name="P12"><draw:frame draw:style-name="fr1" draw:name="Cadre7" text:anchor-type="paragraph" svg:x="0.034cm" svg:y="0.233cm" svg:width="17.082cm" draw:z-index="1"><draw:text-box fo:min-height="0.79cm"><text:p text:style-name="P15">FICHE DE SPÉCIFICATION DE L’US N° : <text:span text:style-name="T15">1689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0">Historique des modifications</text:p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5">version</text:p>
          </table:table-cell>
          <table:table-cell table:style-name="Tableau2.B2" office:value-type="string">
            <text:p text:style-name="P25">Date</text:p>
          </table:table-cell>
          <table:table-cell table:style-name="Tableau2.C2" office:value-type="string">
            <text:p text:style-name="P25">Auteur de la modification</text:p>
          </table:table-cell>
          <table:table-cell table:style-name="Tableau2.D2" office:value-type="string">
            <text:p text:style-name="P25">statut<text:note text:id="ftn1" text:note-class="footnote"><text:note-citation>1</text:note-citation><text:note-body><text:p text:style-name="P31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25">00</text:p>
          </table:table-cell>
          <table:table-cell table:style-name="Tableau2.B3" office:value-type="string">
            <text:p text:style-name="P28">2<text:span text:style-name="T27">7</text:span>/02/2019</text:p>
          </table:table-cell>
          <table:table-cell table:style-name="Tableau2.C3" office:value-type="string">
            <text:p text:style-name="P28">GC</text:p>
          </table:table-cell>
          <table:table-cell table:style-name="Tableau2.D3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25">01</text:p>
          </table:table-cell>
          <table:table-cell table:style-name="Tableau2.B4" office:value-type="string">
            <text:p text:style-name="P1"/>
          </table:table-cell>
          <table:table-cell table:style-name="Tableau2.C4" office:value-type="string">
            <text:p text:style-name="P1"/>
          </table:table-cell>
          <table:table-cell table:style-name="Tableau2.D4" office:value-type="string">
            <text:p text:style-name="P1"/>
          </table:table-cell>
        </table:table-row>
      </table:table>
      <text:p text:style-name="P19"><draw:frame draw:style-name="fr1" draw:name="Cadre2" text:anchor-type="paragraph" svg:x="0.018cm" svg:y="0.37cm" svg:width="17.03cm" draw:z-index="0"><draw:text-box fo:min-height="0.79cm"><text:p text:style-name="P20">FONCTIONNALIT<text:span text:style-name="T3">É : </text:span><text:span text:style-name="T4">Importer des données correspondant à au moins une modalité non élémentaire d’une hiérarchie (valeurs forcées)</text:span></text:p></draw:text-box></draw:frame><draw:frame draw:style-name="fr1" draw:name="Cadre8" text:anchor-type="paragraph" svg:x="-0.019cm" svg:y="1.743cm" svg:width="17.014cm" draw:z-index="2"><draw:text-box fo:min-height="0.79cm"><text:p text:style-name="P20"><text:span text:style-name="T13">PROFIL</text:span> D'UTILISAT<text:span text:style-name="T13">EURS</text:span> CONCERN<text:span text:style-name="T3">É : </text:span><text:span text:style-name="T4">consultant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3"/>
            <text:p text:style-name="P29">Description</text:p>
            <text:p text:style-name="P23"/>
          </table:table-cell>
          <table:covered-table-cell/>
        </table:table-row>
        <table:table-row>
          <table:table-cell table:style-name="Tableau1.A2" office:value-type="string">
            <text:p text:style-name="P24">En tant que</text:p>
          </table:table-cell>
          <table:table-cell table:style-name="Tableau1.B4" office:value-type="string">
            <text:p text:style-name="P27">consultant</text:p>
          </table:table-cell>
        </table:table-row>
        <table:table-row>
          <table:table-cell table:style-name="Tableau1.A2" office:value-type="string">
            <text:p text:style-name="P24">Je veux</text:p>
          </table:table-cell>
          <table:table-cell table:style-name="Tableau1.B4" office:value-type="string">
            <text:p text:style-name="P34"><text:span text:style-name="T5">i</text:span><text:span text:style-name="T4">mporter des données correspondant à au moins une modalité non élémentaire d’une hiérarchie</text:span></text:p>
          </table:table-cell>
        </table:table-row>
        <table:table-row>
          <table:table-cell table:style-name="Tableau1.A2" office:value-type="string">
            <text:p text:style-name="P24"><draw:frame draw:style-name="fr2" draw:name="Cadre3" text:anchor-type="paragraph" svg:x="-0.056cm" svg:y="7.936cm" svg:width="16.953cm" draw:z-index="6"><draw:text-box fo:min-height="2.738cm"><text:p text:style-name="P13">Liste des r<text:span text:style-name="T11">è</text:span>gles de gestion à appliquer pour cette fonctionnalité<text:span text:style-name="T12"> : </text:span></text:p><text:p text:style-name="P7"/></draw:text-box></draw:frame>Afin de/<text:span text:style-name="T10">que</text:span></text:p>
          </table:table-cell>
          <table:table-cell table:style-name="Tableau1.B4" office:value-type="string">
            <text:p text:style-name="P8">disposer en base de données de toutes les données directement mises à jour par les utilisateurs</text:p>
          </table:table-cell>
        </table:table-row>
      </table:table>
      <text:p text:style-name="P16"/>
      <text:p text:style-name="P17"/>
      <text:p text:style-name="P11"><draw:frame draw:style-name="fr2" draw:name="Cadre4" text:anchor-type="paragraph" svg:x="0.131cm" svg:y="1.351cm" svg:width="16.923cm" draw:z-index="3"><draw:text-box fo:min-height="4.819cm"><text:p text:style-name="P20"><text:span text:style-name="T2">Pré-requis à la mise en œuvre de la fonctionnalité</text:span><text:span text:style-name="T3"> : </text:span></text:p><text:p text:style-name="P2">Avoir <text:span text:style-name="T27">lancer l’importation du fichier contenant des valeurs forcées.</text:span></text:p></draw:text-box></draw:frame>SPÉCIFICATIONS DÉTAILLÉES</text:p>
      <text:p text:style-name="P17"><draw:frame draw:style-name="fr2" draw:name="Cadre5" text:anchor-type="paragraph" svg:x="-0.129cm" svg:y="0.37cm" svg:width="16.974cm" draw:z-index="5"><draw:text-box fo:min-height="14.97cm"><text:p text:style-name="P13">Description de la fonctionnalité : </text:p><text:p text:style-name="P4">Lorsqu<text:span text:style-name="T24">e les contrôles de cohérence du fichier à importer ont été réalisés avec succès (avec acceptation de valeurs correspondant à n’importe quelle modalité du référentiel, élémentaire ou non), toutes les données du fichier peuvent être écrites en base de données (ou supprimées si la valeur est à blanc). </text:span></text:p><text:p text:style-name="P35"/></draw:text-box></draw:frame><text:soft-page-break/></text:p>
      <text:p text:style-name="P32"><draw:frame draw:style-name="fr2" draw:name="Cadre6" text:anchor-type="paragraph" svg:x="-0.06cm" svg:y="0.314cm" svg:width="16.974cm" draw:z-index="4"><draw:text-box fo:min-height="0.669cm"><text:p text:style-name="P13">Résultat attendu de la fonctionnalité<text:span text:style-name="T12"> : </text:span></text:p><text:p text:style-name="P3">Les données <text:span text:style-name="T28">importées par l’utilisateur ont mis à jour la base de données</text:span></text:p></draw:text-box></draw:frame></text:p>
      <text:p text:style-name="P17"><draw:frame draw:style-name="fr3" draw:name="Cadre9" text:anchor-type="paragraph" svg:x="-0.039cm" svg:y="0.256cm" svg:width="16.974cm" draw:z-index="7"><draw:text-box fo:min-height="0.669cm"><text:p text:style-name="P14"><text:span text:style-name="T12">C</text:span><text:span text:style-name="T1">ritère d’acceptation – Jeux de test </text:span><text:span text:style-name="T6">(</text:span><text:span text:style-name="T7">y c.</text:span><text:span text:style-name="T6"> d</text:span><text:span text:style-name="T7">é</text:span><text:span text:style-name="T6">finition de prêt)</text:span></text:p><text:p text:style-name="P36">Les données <text:span text:style-name="T28">importées par l’utilisateur ont mis à jour la base de données</text:span></text:p><text:p text:style-name="P9"/></draw:text-box></draw:frame></text:p>
      <text:p text:style-name="P17"/>
      <text:p text:style-name="P37"><draw:custom-shape text:anchor-type="paragraph" draw:z-index="8" draw:name="Forme2" draw:style-name="gr1" draw:text-style-name="P38" svg:width="17.834cm" svg:height="10.796cm" svg:x="7.558cm" svg:y="3.639cm"><text:p/><draw:enhanced-geometry svg:viewBox="0 0 21600 21600" draw:type="rectangle" draw:enhanced-path="M 0 0 L 21600 0 21600 21600 0 21600 0 0 Z N"/></draw:custom-shape><text:span text:style-name="T8"/></text:p>
      <text:p text:style-name="P33">ANNEXE DE PR<text:span text:style-name="T9">É</text:span>SENTATION DES DONN<text:span text:style-name="T9">ÉES DE TEST</text:span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2-27T16:17:44.223000000</dc:date>
    <meta:editing-duration>P2DT4H47M43S</meta:editing-duration>
    <meta:editing-cycles>178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5" meta:paragraph-count="32" meta:word-count="229" meta:character-count="1450" meta:non-whitespace-character-count="1247"/>
  </office:meta>
</office:document-meta>
</file>